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paceVal.SpaceVal( MinOptMax space , boolean bConditional , boolean bForcing , int iPreceden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paceVal.isForc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aceVal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aceVal.isCondition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aceVal.makeLetterSpacing( Property letterSpacing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paceVal.getSpa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aceVal.makeWordSpacing( Property wordSpacing , SpaceVal letterSpacing , Font f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SpaceVal.SpaceVal( SpaceProperty spaceprop , PercentBaseContext contex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SpaceVal.getPrecede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